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5DC000006407AF48E7BB5C649AF.jpg" manifest:media-type="image/jpe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1.122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2.699cm" svg:height="12.423cm" svg:x="4.15cm" svg:y="8.076cm">
          <draw:image xlink:href="Pictures/10000000000005DC000006407AF48E7BB5C649AF.jpg" xlink:type="simple" xlink:show="embed" xlink:actuate="onLoad" loext:mime-type="image/jpe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la" fo:country="VA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0-07-07T07:45:38.324000974</dc:date>
    <meta:editing-duration>PT44S</meta:editing-duration>
    <meta:editing-cycles>1</meta:editing-cycles>
    <meta:document-statistic meta:object-count="1"/>
    <meta:generator>LibreOffice/6.1.3.2$MacOSX_X86_64 LibreOffice_project/86daf60bf00efa86ad547e59e09d6bb77c699acb</meta:generator>
  </office:meta>
</office:document-meta>
</file>